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9dd5" officeooo:paragraph-rsid="00129dd5"/>
    </style:style>
    <style:style style:name="P2" style:family="paragraph" style:parent-style-name="Standard">
      <style:text-properties officeooo:rsid="0012ea61" officeooo:paragraph-rsid="0014ac43"/>
    </style:style>
    <style:style style:name="P3" style:family="paragraph" style:parent-style-name="Standard">
      <style:text-properties officeooo:rsid="0012ea61" officeooo:paragraph-rsid="0024466d"/>
    </style:style>
    <style:style style:name="P4" style:family="paragraph" style:parent-style-name="Standard">
      <style:text-properties officeooo:rsid="0018b0c9" officeooo:paragraph-rsid="0018b0c9"/>
    </style:style>
    <style:style style:name="P5" style:family="paragraph" style:parent-style-name="Standard">
      <style:text-properties officeooo:rsid="0024466d" officeooo:paragraph-rsid="0024466d"/>
    </style:style>
    <style:style style:name="P6" style:family="paragraph" style:parent-style-name="Standard">
      <style:text-properties fo:font-style="normal" officeooo:rsid="0030539d" officeooo:paragraph-rsid="0024466d" style:font-style-asian="normal" style:font-style-complex="normal"/>
    </style:style>
    <style:style style:name="P7" style:family="paragraph" style:parent-style-name="Text_20_body">
      <style:text-properties officeooo:paragraph-rsid="00368e3d"/>
    </style:style>
    <style:style style:name="P8" style:family="paragraph" style:parent-style-name="Text_20_body">
      <style:text-properties officeooo:paragraph-rsid="004a70e4"/>
    </style:style>
    <style:style style:name="P9" style:family="paragraph" style:parent-style-name="Text_20_body">
      <style:text-properties fo:font-style="normal" officeooo:rsid="0038a75b" officeooo:paragraph-rsid="00368e3d" style:font-style-asian="normal" style:font-style-complex="normal"/>
    </style:style>
    <style:style style:name="P10" style:family="paragraph" style:parent-style-name="Text_20_body">
      <style:text-properties officeooo:paragraph-rsid="004efaec"/>
    </style:style>
    <style:style style:name="P11" style:family="paragraph" style:parent-style-name="Text_20_body">
      <style:paragraph-properties fo:text-align="start" style:justify-single-word="false"/>
      <style:text-properties officeooo:paragraph-rsid="004a70e4"/>
    </style:style>
    <style:style style:name="P12" style:family="paragraph" style:parent-style-name="Text_20_body">
      <style:paragraph-properties fo:text-align="start" style:justify-single-word="false"/>
      <style:text-properties officeooo:rsid="00511236" officeooo:paragraph-rsid="00511236"/>
    </style:style>
    <style:style style:name="P13" style:family="paragraph" style:parent-style-name="Text_20_body">
      <style:paragraph-properties fo:text-align="start" style:justify-single-word="false"/>
      <style:text-properties officeooo:rsid="00511236" officeooo:paragraph-rsid="0055aa53"/>
    </style:style>
    <style:style style:name="P14" style:family="paragraph" style:parent-style-name="Text_20_body">
      <style:paragraph-properties fo:text-align="start" style:justify-single-word="false"/>
      <style:text-properties officeooo:rsid="0056ffe5" officeooo:paragraph-rsid="0056ffe5"/>
    </style:style>
    <style:style style:name="P15" style:family="paragraph" style:parent-style-name="Text_20_body">
      <style:paragraph-properties fo:text-align="start" style:justify-single-word="false"/>
      <style:text-properties officeooo:rsid="005e1fc9" officeooo:paragraph-rsid="005e1fc9"/>
    </style:style>
    <style:style style:name="P16" style:family="paragraph" style:parent-style-name="Text_20_body">
      <style:paragraph-properties fo:text-align="start" style:justify-single-word="false"/>
      <style:text-properties officeooo:rsid="005e1fc9" officeooo:paragraph-rsid="00664f5e"/>
    </style:style>
    <style:style style:name="P17" style:family="paragraph" style:parent-style-name="Text_20_body">
      <style:paragraph-properties fo:text-align="start" style:justify-single-word="false"/>
      <style:text-properties officeooo:rsid="00692efc" officeooo:paragraph-rsid="00692efc"/>
    </style:style>
    <style:style style:name="P18" style:family="paragraph" style:parent-style-name="Text_20_body">
      <style:text-properties officeooo:paragraph-rsid="00729e5d"/>
    </style:style>
    <style:style style:name="P19" style:family="paragraph" style:parent-style-name="Text_20_body">
      <style:paragraph-properties fo:text-align="start" style:justify-single-word="false"/>
      <style:text-properties officeooo:rsid="0072c6e2" officeooo:paragraph-rsid="0072c6e2"/>
    </style:style>
    <style:style style:name="P20" style:family="paragraph" style:parent-style-name="Text_20_body">
      <style:paragraph-properties fo:text-align="start" style:justify-single-word="false"/>
      <style:text-properties officeooo:rsid="00743e4d" officeooo:paragraph-rsid="00743e4d"/>
    </style:style>
    <style:style style:name="P21" style:family="paragraph" style:parent-style-name="Text_20_body">
      <style:paragraph-properties fo:text-align="start" style:justify-single-word="false"/>
      <style:text-properties officeooo:rsid="007624e3" officeooo:paragraph-rsid="007624e3"/>
    </style:style>
    <style:style style:name="P22" style:family="paragraph" style:parent-style-name="Text_20_body">
      <style:paragraph-properties fo:text-align="start" style:justify-single-word="false"/>
      <style:text-properties officeooo:rsid="007967c6" officeooo:paragraph-rsid="007967c6"/>
    </style:style>
    <style:style style:name="P23" style:family="paragraph" style:parent-style-name="Standard" style:list-style-name="L1">
      <style:text-properties officeooo:rsid="0012ea61" officeooo:paragraph-rsid="0024466d"/>
    </style:style>
    <style:style style:name="P24" style:family="paragraph" style:parent-style-name="Standard" style:list-style-name="L2">
      <style:text-properties officeooo:rsid="0012ea61" officeooo:paragraph-rsid="0012ea61"/>
    </style:style>
    <style:style style:name="P25" style:family="paragraph" style:parent-style-name="Standard" style:list-style-name="L3">
      <style:text-properties officeooo:rsid="0012ea61" officeooo:paragraph-rsid="0012ea61"/>
    </style:style>
    <style:style style:name="P26" style:family="paragraph" style:parent-style-name="Standard" style:list-style-name="L4">
      <style:text-properties officeooo:rsid="0012ea61" officeooo:paragraph-rsid="0014ac43"/>
    </style:style>
    <style:style style:name="P27" style:family="paragraph" style:parent-style-name="Standard" style:list-style-name="L5">
      <style:text-properties officeooo:rsid="0012ea61" officeooo:paragraph-rsid="0012ea61"/>
    </style:style>
    <style:style style:name="P28" style:family="paragraph" style:parent-style-name="Standard" style:list-style-name="L2">
      <style:text-properties officeooo:rsid="0014ac43" officeooo:paragraph-rsid="001551d0"/>
    </style:style>
    <style:style style:name="P29" style:family="paragraph" style:parent-style-name="Standard" style:list-style-name="L2">
      <style:text-properties officeooo:rsid="002c51b6" officeooo:paragraph-rsid="002c51b6"/>
    </style:style>
    <style:style style:name="P30" style:family="paragraph" style:parent-style-name="Standard" style:list-style-name="L3">
      <style:text-properties officeooo:rsid="001a3b01" officeooo:paragraph-rsid="0012ea61"/>
    </style:style>
    <style:style style:name="P31" style:family="paragraph" style:parent-style-name="Standard" style:list-style-name="L4">
      <style:text-properties officeooo:rsid="001ac175" officeooo:paragraph-rsid="001ac175"/>
    </style:style>
    <style:style style:name="P32" style:family="paragraph" style:parent-style-name="Standard" style:list-style-name="L5">
      <style:text-properties officeooo:rsid="001551d0" officeooo:paragraph-rsid="001551d0"/>
    </style:style>
    <style:style style:name="P33" style:family="paragraph" style:parent-style-name="Text_20_body">
      <style:text-properties fo:font-style="normal" officeooo:rsid="004efaec" officeooo:paragraph-rsid="004efaec" style:font-style-asian="normal" style:font-style-complex="normal"/>
    </style:style>
    <style:style style:name="P34" style:family="paragraph" style:parent-style-name="Text_20_body">
      <style:paragraph-properties fo:text-align="start" style:justify-single-word="false"/>
      <style:text-properties fo:font-style="normal" officeooo:rsid="004f9742" officeooo:paragraph-rsid="004a70e4" style:font-style-asian="normal" style:font-style-complex="normal"/>
    </style:style>
    <style:style style:name="P35" style:family="paragraph" style:parent-style-name="Text_20_body">
      <style:paragraph-properties fo:text-align="start" style:justify-single-word="false"/>
      <style:text-properties fo:font-style="normal" officeooo:rsid="0055aa53" officeooo:paragraph-rsid="0055aa53" style:font-style-asian="normal" style:font-style-complex="normal"/>
    </style:style>
    <style:style style:name="P36" style:family="paragraph" style:parent-style-name="Text_20_body">
      <style:paragraph-properties fo:text-align="start" style:justify-single-word="false"/>
      <style:text-properties fo:font-style="normal" officeooo:rsid="005c6835" officeooo:paragraph-rsid="0056ffe5" style:font-style-asian="normal" style:font-style-complex="normal"/>
    </style:style>
    <style:style style:name="P37" style:family="paragraph" style:parent-style-name="Text_20_body">
      <style:paragraph-properties fo:text-align="start" style:justify-single-word="false"/>
      <style:text-properties fo:font-style="normal" officeooo:rsid="0068736f" officeooo:paragraph-rsid="00664f5e" style:font-style-asian="normal" style:font-style-complex="normal"/>
    </style:style>
    <style:style style:name="P38" style:family="paragraph" style:parent-style-name="Text_20_body">
      <style:paragraph-properties fo:text-align="start" style:justify-single-word="false"/>
      <style:text-properties fo:font-style="normal" officeooo:rsid="00717ffe" officeooo:paragraph-rsid="00692efc" style:font-style-asian="normal" style:font-style-complex="normal"/>
    </style:style>
    <style:style style:name="P39" style:family="paragraph" style:parent-style-name="Text_20_body">
      <style:paragraph-properties fo:text-align="start" style:justify-single-word="false"/>
      <style:text-properties fo:font-style="normal" officeooo:rsid="0077ed9a" officeooo:paragraph-rsid="0072c6e2" style:font-style-asian="normal" style:font-style-complex="normal"/>
    </style:style>
    <style:style style:name="P40" style:family="paragraph" style:parent-style-name="Text_20_body">
      <style:paragraph-properties fo:text-align="start" style:justify-single-word="false"/>
      <style:text-properties fo:font-style="normal" officeooo:rsid="0072c6e2" officeooo:paragraph-rsid="0072c6e2" style:font-style-asian="normal" style:font-style-complex="normal"/>
    </style:style>
    <style:style style:name="P41" style:family="paragraph" style:parent-style-name="Text_20_body">
      <style:paragraph-properties fo:text-align="start" style:justify-single-word="false"/>
      <style:text-properties fo:font-style="normal" officeooo:rsid="007624e3" officeooo:paragraph-rsid="00743e4d" style:font-style-asian="normal" style:font-style-complex="normal"/>
    </style:style>
    <style:style style:name="P42" style:family="paragraph" style:parent-style-name="Text_20_body">
      <style:paragraph-properties fo:text-align="start" style:justify-single-word="false"/>
      <style:text-properties officeooo:rsid="00743e4d" officeooo:paragraph-rsid="007f62db"/>
    </style:style>
    <style:style style:name="P43" style:family="paragraph" style:parent-style-name="Text_20_body">
      <style:paragraph-properties fo:text-align="start" style:justify-single-word="false"/>
      <style:text-properties officeooo:rsid="00692efc" officeooo:paragraph-rsid="00692efc"/>
    </style:style>
    <style:style style:name="P44" style:family="paragraph" style:parent-style-name="Text_20_body">
      <style:paragraph-properties fo:text-align="start" style:justify-single-word="false"/>
      <style:text-properties officeooo:rsid="007f62db" officeooo:paragraph-rsid="007f62db"/>
    </style:style>
    <style:style style:name="T1" style:family="text">
      <style:text-properties officeooo:rsid="0014ac43"/>
    </style:style>
    <style:style style:name="T2" style:family="text">
      <style:text-properties officeooo:rsid="001933b9"/>
    </style:style>
    <style:style style:name="T3" style:family="text">
      <style:text-properties fo:font-style="italic" style:font-style-asian="italic" style:font-style-complex="italic"/>
    </style:style>
    <style:style style:name="T4" style:family="text">
      <style:text-properties fo:font-style="italic" officeooo:rsid="0023b17d" style:font-style-asian="italic" style:font-style-complex="italic"/>
    </style:style>
    <style:style style:name="T5" style:family="text">
      <style:text-properties fo:font-style="italic" officeooo:rsid="002f1bd9" style:font-style-asian="italic" style:font-style-complex="italic"/>
    </style:style>
    <style:style style:name="T6" style:family="text">
      <style:text-properties fo:font-style="italic" officeooo:rsid="005a8dbd" style:font-style-asian="italic" style:font-style-complex="italic"/>
    </style:style>
    <style:style style:name="T7" style:family="text">
      <style:text-properties fo:font-style="italic" officeooo:rsid="0069cdc9" style:font-style-asian="italic" style:font-style-complex="italic"/>
    </style:style>
    <style:style style:name="T8" style:family="text">
      <style:text-properties fo:font-style="italic" officeooo:rsid="006a46e1" style:font-style-asian="italic" style:font-style-complex="italic"/>
    </style:style>
    <style:style style:name="T9" style:family="text">
      <style:text-properties fo:font-style="italic" officeooo:rsid="006fed8b" style:font-style-asian="italic" style:font-style-complex="italic"/>
    </style:style>
    <style:style style:name="T10" style:family="text">
      <style:text-properties fo:font-style="italic" officeooo:rsid="00717ffe" style:font-style-asian="italic" style:font-style-complex="italic"/>
    </style:style>
    <style:style style:name="T11" style:family="text">
      <style:text-properties fo:font-style="italic" officeooo:rsid="007624e3"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3b17d" style:font-style-asian="normal" style:font-style-complex="normal"/>
    </style:style>
    <style:style style:name="T14" style:family="text">
      <style:text-properties fo:font-style="normal" officeooo:rsid="0024466d" style:font-style-asian="normal" style:font-style-complex="normal"/>
    </style:style>
    <style:style style:name="T15" style:family="text">
      <style:text-properties fo:font-style="normal" officeooo:rsid="002506d7" style:font-style-asian="normal" style:font-style-complex="normal"/>
    </style:style>
    <style:style style:name="T16" style:family="text">
      <style:text-properties fo:font-style="normal" officeooo:rsid="00257559" style:font-style-asian="normal" style:font-style-complex="normal"/>
    </style:style>
    <style:style style:name="T17" style:family="text">
      <style:text-properties fo:font-style="normal" officeooo:rsid="0026bd3a" style:font-style-asian="normal" style:font-style-complex="normal"/>
    </style:style>
    <style:style style:name="T18" style:family="text">
      <style:text-properties fo:font-style="normal" officeooo:rsid="002788ca" style:font-style-asian="normal" style:font-style-complex="normal"/>
    </style:style>
    <style:style style:name="T19" style:family="text">
      <style:text-properties fo:font-style="normal" officeooo:rsid="00292447" style:font-style-asian="normal" style:font-style-complex="normal"/>
    </style:style>
    <style:style style:name="T20" style:family="text">
      <style:text-properties fo:font-style="normal" officeooo:rsid="002aab87" style:font-style-asian="normal" style:font-style-complex="normal"/>
    </style:style>
    <style:style style:name="T21" style:family="text">
      <style:text-properties fo:font-style="normal" officeooo:rsid="002c51b6" style:font-style-asian="normal" style:font-style-complex="normal"/>
    </style:style>
    <style:style style:name="T22" style:family="text">
      <style:text-properties fo:font-style="normal" officeooo:rsid="002d2aa7" style:font-style-asian="normal" style:font-style-complex="normal"/>
    </style:style>
    <style:style style:name="T23" style:family="text">
      <style:text-properties fo:font-style="normal" officeooo:rsid="002f1bd9" style:font-style-asian="normal" style:font-style-complex="normal"/>
    </style:style>
    <style:style style:name="T24" style:family="text">
      <style:text-properties fo:font-style="normal" officeooo:rsid="0030539d" style:font-style-asian="normal" style:font-style-complex="normal"/>
    </style:style>
    <style:style style:name="T25" style:family="text">
      <style:text-properties fo:font-style="normal" officeooo:rsid="00328e7f" style:font-style-asian="normal" style:font-style-complex="normal"/>
    </style:style>
    <style:style style:name="T26" style:family="text">
      <style:text-properties fo:font-style="normal" officeooo:rsid="0033b7ec" style:font-style-asian="normal" style:font-style-complex="normal"/>
    </style:style>
    <style:style style:name="T27" style:family="text">
      <style:text-properties fo:font-style="normal" officeooo:rsid="00352585" style:font-style-asian="normal" style:font-style-complex="normal"/>
    </style:style>
    <style:style style:name="T28" style:family="text">
      <style:text-properties fo:font-style="normal" officeooo:rsid="00368e3d" style:font-style-asian="normal" style:font-style-complex="normal"/>
    </style:style>
    <style:style style:name="T29" style:family="text">
      <style:text-properties fo:font-style="normal" officeooo:rsid="00370567" style:font-style-asian="normal" style:font-style-complex="normal"/>
    </style:style>
    <style:style style:name="T30" style:family="text">
      <style:text-properties fo:font-style="normal" officeooo:rsid="0038a75b" style:font-style-asian="normal" style:font-style-complex="normal"/>
    </style:style>
    <style:style style:name="T31" style:family="text">
      <style:text-properties fo:font-style="normal" officeooo:rsid="00393c6c" style:font-style-asian="normal" style:font-style-complex="normal"/>
    </style:style>
    <style:style style:name="T32" style:family="text">
      <style:text-properties fo:font-style="normal" officeooo:rsid="003b0774" style:font-style-asian="normal" style:font-style-complex="normal"/>
    </style:style>
    <style:style style:name="T33" style:family="text">
      <style:text-properties fo:font-style="normal" officeooo:rsid="003ca44d" style:font-style-asian="normal" style:font-style-complex="normal"/>
    </style:style>
    <style:style style:name="T34" style:family="text">
      <style:text-properties fo:font-style="normal" officeooo:rsid="003d7018" style:font-style-asian="normal" style:font-style-complex="normal"/>
    </style:style>
    <style:style style:name="T35" style:family="text">
      <style:text-properties fo:font-style="normal" officeooo:rsid="003e5910" style:font-style-asian="normal" style:font-style-complex="normal"/>
    </style:style>
    <style:style style:name="T36" style:family="text">
      <style:text-properties fo:font-style="normal" officeooo:rsid="004149a0" style:font-style-asian="normal" style:font-style-complex="normal"/>
    </style:style>
    <style:style style:name="T37" style:family="text">
      <style:text-properties fo:font-style="normal" officeooo:rsid="00437065" style:font-style-asian="normal" style:font-style-complex="normal"/>
    </style:style>
    <style:style style:name="T38" style:family="text">
      <style:text-properties fo:font-style="normal" officeooo:rsid="00455af8" style:font-style-asian="normal" style:font-style-complex="normal"/>
    </style:style>
    <style:style style:name="T39" style:family="text">
      <style:text-properties fo:font-style="normal" officeooo:rsid="004877ff" style:font-style-asian="normal" style:font-style-complex="normal"/>
    </style:style>
    <style:style style:name="T40" style:family="text">
      <style:text-properties fo:font-style="normal" officeooo:rsid="004a70e4" style:font-style-asian="normal" style:font-style-complex="normal"/>
    </style:style>
    <style:style style:name="T41" style:family="text">
      <style:text-properties fo:font-style="normal" officeooo:rsid="004ce583" style:font-style-asian="normal" style:font-style-complex="normal"/>
    </style:style>
    <style:style style:name="T42" style:family="text">
      <style:text-properties fo:font-style="normal" officeooo:rsid="004eeeab" style:font-style-asian="normal" style:font-style-complex="normal"/>
    </style:style>
    <style:style style:name="T43" style:family="text">
      <style:text-properties fo:font-style="normal" officeooo:rsid="004efaec" style:font-style-asian="normal" style:font-style-complex="normal"/>
    </style:style>
    <style:style style:name="T44" style:family="text">
      <style:text-properties fo:font-style="normal" officeooo:rsid="004f9742" style:font-style-asian="normal" style:font-style-complex="normal"/>
    </style:style>
    <style:style style:name="T45" style:family="text">
      <style:text-properties fo:font-style="normal" officeooo:rsid="0050ea6f" style:font-style-asian="normal" style:font-style-complex="normal"/>
    </style:style>
    <style:style style:name="T46" style:family="text">
      <style:text-properties fo:font-style="normal" officeooo:rsid="00511b4e" style:font-style-asian="normal" style:font-style-complex="normal"/>
    </style:style>
    <style:style style:name="T47" style:family="text">
      <style:text-properties fo:font-style="normal" officeooo:rsid="005241ef" style:font-style-asian="normal" style:font-style-complex="normal"/>
    </style:style>
    <style:style style:name="T48" style:family="text">
      <style:text-properties fo:font-style="normal" officeooo:rsid="0052ed34" style:font-style-asian="normal" style:font-style-complex="normal"/>
    </style:style>
    <style:style style:name="T49" style:family="text">
      <style:text-properties fo:font-style="normal" officeooo:rsid="00542709" style:font-style-asian="normal" style:font-style-complex="normal"/>
    </style:style>
    <style:style style:name="T50" style:family="text">
      <style:text-properties fo:font-style="normal" officeooo:rsid="00544119" style:font-style-asian="normal" style:font-style-complex="normal"/>
    </style:style>
    <style:style style:name="T51" style:family="text">
      <style:text-properties fo:font-style="normal" officeooo:rsid="0055aa53" style:font-style-asian="normal" style:font-style-complex="normal"/>
    </style:style>
    <style:style style:name="T52" style:family="text">
      <style:text-properties fo:font-style="normal" officeooo:rsid="00570b8d" style:font-style-asian="normal" style:font-style-complex="normal"/>
    </style:style>
    <style:style style:name="T53" style:family="text">
      <style:text-properties fo:font-style="normal" officeooo:rsid="005a3ef0" style:font-style-asian="normal" style:font-style-complex="normal"/>
    </style:style>
    <style:style style:name="T54" style:family="text">
      <style:text-properties fo:font-style="normal" officeooo:rsid="005a8dbd" style:font-style-asian="normal" style:font-style-complex="normal"/>
    </style:style>
    <style:style style:name="T55" style:family="text">
      <style:text-properties fo:font-style="normal" officeooo:rsid="005c677d" style:font-style-asian="normal" style:font-style-complex="normal"/>
    </style:style>
    <style:style style:name="T56" style:family="text">
      <style:text-properties fo:font-style="normal" officeooo:rsid="005c6835" style:font-style-asian="normal" style:font-style-complex="normal"/>
    </style:style>
    <style:style style:name="T57" style:family="text">
      <style:text-properties fo:font-style="normal" officeooo:rsid="005f32c0" style:font-style-asian="normal" style:font-style-complex="normal"/>
    </style:style>
    <style:style style:name="T58" style:family="text">
      <style:text-properties fo:font-style="normal" officeooo:rsid="0062a530" style:font-style-asian="normal" style:font-style-complex="normal"/>
    </style:style>
    <style:style style:name="T59" style:family="text">
      <style:text-properties fo:font-style="normal" officeooo:rsid="0063bb89" style:font-style-asian="normal" style:font-style-complex="normal"/>
    </style:style>
    <style:style style:name="T60" style:family="text">
      <style:text-properties fo:font-style="normal" officeooo:rsid="00647c0c" style:font-style-asian="normal" style:font-style-complex="normal"/>
    </style:style>
    <style:style style:name="T61" style:family="text">
      <style:text-properties fo:font-style="normal" officeooo:rsid="0065ff30" style:font-style-asian="normal" style:font-style-complex="normal"/>
    </style:style>
    <style:style style:name="T62" style:family="text">
      <style:text-properties fo:font-style="normal" officeooo:rsid="00664f5e" style:font-style-asian="normal" style:font-style-complex="normal"/>
    </style:style>
    <style:style style:name="T63" style:family="text">
      <style:text-properties fo:font-style="normal" officeooo:rsid="0068736f" style:font-style-asian="normal" style:font-style-complex="normal"/>
    </style:style>
    <style:style style:name="T64" style:family="text">
      <style:text-properties fo:font-style="normal" officeooo:rsid="0069cdc9" style:font-style-asian="normal" style:font-style-complex="normal"/>
    </style:style>
    <style:style style:name="T65" style:family="text">
      <style:text-properties fo:font-style="normal" officeooo:rsid="006a46e1" style:font-style-asian="normal" style:font-style-complex="normal"/>
    </style:style>
    <style:style style:name="T66" style:family="text">
      <style:text-properties fo:font-style="normal" officeooo:rsid="006b6a45" style:font-style-asian="normal" style:font-style-complex="normal"/>
    </style:style>
    <style:style style:name="T67" style:family="text">
      <style:text-properties fo:font-style="normal" officeooo:rsid="006d8926" style:font-style-asian="normal" style:font-style-complex="normal"/>
    </style:style>
    <style:style style:name="T68" style:family="text">
      <style:text-properties fo:font-style="normal" officeooo:rsid="006eab3f" style:font-style-asian="normal" style:font-style-complex="normal"/>
    </style:style>
    <style:style style:name="T69" style:family="text">
      <style:text-properties fo:font-style="normal" officeooo:rsid="006fe0a7" style:font-style-asian="normal" style:font-style-complex="normal"/>
    </style:style>
    <style:style style:name="T70" style:family="text">
      <style:text-properties fo:font-style="normal" officeooo:rsid="006fed8b" style:font-style-asian="normal" style:font-style-complex="normal"/>
    </style:style>
    <style:style style:name="T71" style:family="text">
      <style:text-properties fo:font-style="normal" officeooo:rsid="00717ffe" style:font-style-asian="normal" style:font-style-complex="normal"/>
    </style:style>
    <style:style style:name="T72" style:family="text">
      <style:text-properties fo:font-style="normal" officeooo:rsid="00729e5d" style:font-style-asian="normal" style:font-style-complex="normal"/>
    </style:style>
    <style:style style:name="T73" style:family="text">
      <style:text-properties fo:font-style="normal" officeooo:rsid="00756974" style:font-style-asian="normal" style:font-style-complex="normal"/>
    </style:style>
    <style:style style:name="T74" style:family="text">
      <style:text-properties fo:font-style="normal" officeooo:rsid="007624e3" style:font-style-asian="normal" style:font-style-complex="normal"/>
    </style:style>
    <style:style style:name="T75" style:family="text">
      <style:text-properties fo:font-style="normal" officeooo:rsid="00779341" style:font-style-asian="normal" style:font-style-complex="normal"/>
    </style:style>
    <style:style style:name="T76" style:family="text">
      <style:text-properties fo:font-style="normal" officeooo:rsid="0077d388" style:font-style-asian="normal" style:font-style-complex="normal"/>
    </style:style>
    <style:style style:name="T77" style:family="text">
      <style:text-properties fo:font-style="normal" officeooo:rsid="0077ed9a" style:font-style-asian="normal" style:font-style-complex="normal"/>
    </style:style>
    <style:style style:name="T78" style:family="text">
      <style:text-properties fo:font-style="normal" officeooo:rsid="00798b1b" style:font-style-asian="normal" style:font-style-complex="normal"/>
    </style:style>
    <style:style style:name="T79" style:family="text">
      <style:text-properties fo:font-style="normal" officeooo:rsid="007b232f" style:font-style-asian="normal" style:font-style-complex="normal"/>
    </style:style>
    <style:style style:name="T80" style:family="text">
      <style:text-properties fo:font-style="normal" officeooo:rsid="007ba38f" style:font-style-asian="normal" style:font-style-complex="normal"/>
    </style:style>
    <style:style style:name="T81" style:family="text">
      <style:text-properties fo:font-style="normal" officeooo:rsid="007c8006" style:font-style-asian="normal" style:font-style-complex="normal"/>
    </style:style>
    <style:style style:name="T82" style:family="text">
      <style:text-properties fo:font-style="normal" officeooo:rsid="007fbec2" style:font-style-asian="normal" style:font-style-complex="normal"/>
    </style:style>
    <style:style style:name="T83" style:family="text">
      <style:text-properties officeooo:rsid="0024466d"/>
    </style:style>
    <style:style style:name="T84" style:family="text">
      <style:text-properties style:text-position="super 58%" fo:font-style="normal" officeooo:rsid="003b0774"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www.reddit.com/r/emojipasta/comments/5wsg18/i_dont_like_them_putting_chemicals_in_the_wate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5"/>Look for examples from multiple genres. Try to include at least four different genres (art, media, fiction, nonfiction, poetry, etc.).</text:p>
      <text:p text:style-name="P1"/>
      <text:p text:style-name="P1"/>
      <text:p text:style-name="P1">- Nonconformity</text:p>
      <text:list xml:id="list948650602" text:style-name="L1">
        <text:list-item>
          <text:p text:style-name="P23">Eric Andr<text:span text:style-name="T83">e</text:span></text:p>
        </text:list-item>
      </text:list>
      <text:list xml:id="list3904007166" text:style-name="L2">
        <text:list-item>
          <text:p text:style-name="P24">Rush – 2112</text:p>
        </text:list-item>
      </text:list>
      <text:p text:style-name="P1"/>
      <text:p text:style-name="P1">- Confidence</text:p>
      <text:list xml:id="list172501874111940" text:continue-numbering="true" text:style-name="L2">
        <text:list-item>
          <text:p text:style-name="P28">Ornette Coleman <text:span text:style-name="T2">(maybe nonconformity)</text:span></text:p>
        </text:list-item>
        <text:list-item>
          <text:p text:style-name="P29">Alex Jones</text:p>
        </text:list-item>
      </text:list>
      <text:p text:style-name="P2"/>
      <text:p text:style-name="P1">- Nature</text:p>
      <text:list xml:id="list1411305254" text:style-name="L3">
        <text:list-item>
          <text:p text:style-name="P25">Asimov – foundation?</text:p>
          <text:p text:style-name="P30">America – A Horse With No Name</text:p>
        </text:list-item>
      </text:list>
      <text:p text:style-name="P1"/>
      <text:p text:style-name="P1">- Self-reliance</text:p>
      <text:list xml:id="list3733781904" text:style-name="L4">
        <text:list-item>
          <text:p text:style-name="P26">Ayn Rand – <text:span text:style-name="T1">Atlas Shrugged</text:span></text:p>
        </text:list-item>
        <text:list-item>
          <text:p text:style-name="P31">Ann Leckie – Ancillary Justice</text:p>
        </text:list-item>
      </text:list>
      <text:p text:style-name="P1"/>
      <text:p text:style-name="P1">- Free thought</text:p>
      <text:list xml:id="list4155016499" text:style-name="L5">
        <text:list-item>
          <text:p text:style-name="P27">Ayn Rand – Anthem</text:p>
        </text:list-item>
        <text:list-item>
          <text:p text:style-name="P32">Kurt Vonnegut – Slaughterhouse Five</text:p>
        </text:list-item>
      </text:list>
      <text:list xml:id="list172502529416685" text:continue-list="list948650602" text:style-name="L1">
        <text:list-header>
          <text:p text:style-name="P23"/>
        </text:list-header>
      </text:list>
      <text:p text:style-name="P3"/>
      <text:p text:style-name="P3"><text:span text:style-name="T83"><text:tab/>Eric Andre is an American comedian, currently starring on </text:span><text:span text:style-name="T4">The Eric Andre Show</text:span><text:span text:style-name="T13">, a bizarre anti-establishment and nonconformist comedy show that seems to break down in sensibility with each episode. </text:span><text:span text:style-name="T14">With his cohost, Hannibal Buress, he breaks every rule of comedy and entertainment, always seeming to do the show for the amusement of himself and not the viewers.</text:span></text:p>
      <text:p text:style-name="P5"><text:span text:style-name="T12"><text:tab/>Lying beneath what’s initially appears to be a crude attempt at comedy is almost a form of nouveau-dadaism, the avant-garde postmodern art movement emerging after World War I. Dadaism places heavy emphasis on </text:span><text:span text:style-name="T15">nonconformity and rejection of rationality, a mode that the Eric Andre Show follows </text:span><text:span text:style-name="T16">to a tee. </text:span></text:p>
      <text:p text:style-name="P5"><text:span text:style-name="T16"><text:tab/></text:span><text:span text:style-name="T17">His personal flavor of comedy evolves over the course of his show’</text:span><text:span text:style-name="T18">s five seasons. At its debu</text:span><text:span text:style-name="T19">t, he </text:span><text:span text:style-name="T20">sticks to</text:span><text:span text:style-name="T19"> </text:span><text:span text:style-name="T20">parodying </text:span><text:span text:style-name="T19">80’s </text:span><text:span text:style-name="T20">talk shows</text:span><text:span text:style-name="T19">, </text:span><text:span text:style-name="T21">focusing on </text:span><text:span text:style-name="T22">off-beat </text:span><text:span text:style-name="T21">comedy, </text:span><text:span text:style-name="T22">but nothing quite novel. However, as the seasons progressed, his comedy transformed into an otherworldly, irrational assault of visuals and sound. Where he once stuck to simply making fun of talk shows, </text:span><text:span text:style-name="T23">he transitions into doing clips such as </text:span><text:span text:style-name="T5">Ranch It Up</text:span><text:span text:style-name="T23">, a deliberately uncomfortable exercise in </text:span><text:span text:style-name="T36">– for once – </text:span><text:span text:style-name="T23">driving away the audience instead of the interviewee, and </text:span><text:span text:style-name="T5">Bird Up: The Worst Show On Television</text:span><text:span text:style-name="T23">, a green-screened nightmare that Andre does more for his own amusement than that of the audience. </text:span></text:p>
      <text:p text:style-name="P5"><text:span text:style-name="T23"><text:tab/>However, no matter what he does, it never aligns with traditional comedy, and almost always the aforementioned dadaism, casting aside rationality and establishmentarianism. </text:span><text:span text:style-name="T24">He never does anything for the viewership, instead </text:span><text:span text:style-name="T36">for his own purposes of nonconformity. </text:span></text:p>
      <text:p text:style-name="P6"/>
      <text:p text:style-name="P18"><text:span text:style-name="T24"><text:tab/>T</text:span><text:span text:style-name="T12">he Canadian rock band Rush’s concept album </text:span><text:span text:style-name="T3">2112</text:span><text:span text:style-name="T12"> tells the story of a man who rebels <text:s/>against the totalitarian </text:span><text:span text:style-name="T26">Solar Federation</text:span><text:span text:style-name="T12"> and their message of conformity, </text:span><text:span text:style-name="T38">collectivism</text:span><text:span text:style-name="T12">, and </text:span><text:span text:style-name="T37">subservience.</text:span><text:span text:style-name="T12"> The story is told </text:span><text:span text:style-name="T25">over over twenty minutes </text:span><text:span text:style-name="T12">across seven back-to-back </text:span><text:span text:style-name="T25">parts</text:span><text:span text:style-name="T12">: </text:span><text:span text:style-name="T25">Overture, The Temples of Syrinx, Discovery, Presentation, Oracle, Soliloquy, and Finale. </text:span><text:span text:style-name="T26">It follows </text:span><text:span text:style-name="T72">the protagonist</text:span><text:span text:style-name="T26"> who lives on </text:span><text:soft-page-break/><text:span text:style-name="T26">the world Megadon, a member of the Solar Federation and ruled over by the order of the priests of Syrinx. </text:span></text:p>
      <text:p text:style-name="P18"><text:span text:style-name="T26"><text:tab/></text:span><text:span text:style-name="T27">Discovering an ancient guitar in a cave, he briefly breaks his obligation of collectivisim by presenting the priestly order with the guitar, seeking to allow the common citizen to make their own music. However, this goes against the forced conformit</text:span><text:span text:style-name="T28">y instated by the priests; they destroy the guitar and shun the protagonist. He promptly embodies Albert Camus’s philosophy, and kills himself. <text:tab/>However, throughout all this, he is a nonconformist, rebelling against the strictly instated and micromanaged order expected of him. </text:span><text:span text:style-name="T42">Through </text:span><text:span text:style-name="T43">his nonconformity, he finds meaning in life (and has it taken away), and indirectly brings down the totalitarian Solar Federation. </text:span></text:p>
      <text:p text:style-name="P33"/>
      <text:p text:style-name="P10"><text:span text:style-name="T29">As well, the song glorifies </text:span><text:span text:style-name="T30">his behavior, showing its ties to transcendentalism through nonconformity. </text:span></text:p>
      <text:p text:style-name="P9"/>
      <text:p text:style-name="P7"><text:span text:style-name="T30"><text:s/></text:span><text:span text:style-name="T39">-------------------------------------------- Confidence ---------------------------------------------</text:span></text:p>
      <text:p text:style-name="P9"/>
      <text:p text:style-name="P8"><text:span text:style-name="T30"><text:tab/></text:span><text:span text:style-name="T31">Ornette Coleman was easily one of the most influential </text:span><text:span text:style-name="T35">jazz</text:span><text:span text:style-name="T32"> musicians of the 20</text:span><text:span text:style-name="T84">th</text:span><text:span text:style-name="T32"> century, up there with Miles Davis, Charlie Parker, and Dave Brubeck. </text:span><text:span text:style-name="T33">However, instead of pursuing expressiveness through jazz modernism, in essence expressiveness through skill, Coleman had the confidence to break off of the pack and make his own flavor of </text:span><text:span text:style-name="T35">jazz</text:span><text:span text:style-name="T34">. </text:span><text:span text:style-name="T35">Called Free Jazz, Coleman’s album was violating nearly every “rule” in modern (1960’s) jazz, </text:span><text:span text:style-name="T40">and could not possibly be predicted to be even mildly successful</text:span><text:span text:style-name="T35">. </text:span></text:p>
      <text:p text:style-name="P11"><text:span text:style-name="T35"><text:tab/>However, </text:span><text:span text:style-name="T40">Coleman</text:span><text:span text:style-name="T35"> had the confidence to release it with significant financial backing, </text:span><text:span text:style-name="T40">which paid off. Despite there being an amount of criticism and contempt, </text:span><text:span text:style-name="T41">his courage and willingness to put his new subgenre out there paid off, with him permanently changing the scene of avant-garde jazz. </text:span><text:span text:style-name="T42">This expresses the transcendentalist ideal of </text:span><text:span text:style-name="T44">confidence, showing how one person with initiative and </text:span><text:span text:style-name="T45">confidence</text:span><text:span text:style-name="T44"> can change society for the better.</text:span></text:p>
      <text:p text:style-name="P34"/>
      <text:p text:style-name="P12"><text:span text:style-name="T12"><text:tab/>Famed conspiracy theorist Alex Jones is in fact one of the most quintessential examples of modern transcendentalism, most of all for his confidence in his words and the confidence that they can help society. </text:span><text:span text:style-name="T46">Whether he’s talking about inter-dimensional demons </text:span><text:span text:style-name="T47">influencing </text:span><text:span text:style-name="T48">and impersonating </text:span><text:span text:style-name="T47">politicians, the human hivemind Google is working to create, or </text:span><text:span text:style-name="T48">the government’s secret weapon capable of creating and directing tornadoes, he does so with utmost confidence and conviction. </text:span></text:p>
      <text:p text:style-name="P13"><text:span text:style-name="T48"><text:tab/></text:span><text:span text:style-name="T49">And in doing so, he actually manages to embody some transcendentalist ideals. </text:span><text:span text:style-name="T50">While he is a proponent of a more natural existence, as well as embodying many ideals of free thought – however misguided – and nonconformity, what always stands out to anybody watching him is his great confidence and drive. </text:span><text:span text:style-name="T51">As Emerson said, “Speak what you think now in hard words and to-morrow speak what to-morrow thinks in hard words again, though it contradict everything you said today.”</text:span></text:p>
      <text:p text:style-name="P35"><text:soft-page-break/></text:p>
      <text:p text:style-name="P14"><text:span text:style-name="T51">-</text:span><text:span text:style-name="T12">------------------------------------ Nature -------------------------------------------</text:span></text:p>
      <text:p text:style-name="P14"><text:span text:style-name="T12"><text:tab/>Easily one of science fiction author Issac Asimov’s most famous and popular works is his </text:span><text:span text:style-name="T3">Foundation</text:span><text:span text:style-name="T12"> series. </text:span><text:span text:style-name="T52">It tells the story of a galactic empire slowly but unknowingly slipping into oblivion. A “psychohistorian,” one using a fictional breed of large-scale mathematical sociology, predicts that the downfall of the empire </text:span><text:span text:style-name="T53">will lead to a thirty millennium dark age. </text:span><text:span text:style-name="T54">However, he also predicts that the dark age can be drastically shortened through the creation of a central knowledge bank for humanity. The rest of the book chronicles the beginning steps and perils of said bank. </text:span></text:p>
      <text:p text:style-name="P14"><text:span text:style-name="T54"><text:tab/></text:span><text:span text:style-name="T6">Foundation </text:span><text:span text:style-name="T54">well embodies the transcendentalism tenant of naturalism. A recurring theme throughout the book is that all is governed by the natural order and, on a large scale, predetermined </text:span><text:span text:style-name="T55">in part. </text:span><text:span text:style-name="T56">This parallels the transcendentalist ideal of nature – in this case the natural order influenced by trillions of people interacting – especially that of humanity not being able to have an effect on the world greater than themselves.</text:span></text:p>
      <text:p text:style-name="P36"/>
      <text:p text:style-name="P15"><text:span text:style-name="T12"><text:tab/></text:span><text:span text:style-name="T3">A Horse With No Name, </text:span><text:span text:style-name="T12">a hit 70’s single by the classic rock band </text:span><text:span text:style-name="T3">America</text:span><text:span text:style-name="T12">, tells the story of an unnamed traveler journeying over forest, desert, and sea. </text:span><text:span text:style-name="T57">Well, depending on which band member you ask. Two of the three agree with the above, the third says it’s about being simultaneously on Heroin and LSD. </text:span><text:span text:style-name="T58">Ignoring the third band member and going with the first two, we can </text:span><text:span text:style-name="T59">clearly see the connections to Thoreau’s transcendentalist viewpoints. </text:span></text:p>
      <text:p text:style-name="P16"><text:span text:style-name="T59"><text:tab/></text:span><text:span text:style-name="T60">Overall, the song’s about how nature and isolationism can allow you to think better and more clearly, with a subfocus on individuality and a focus on names. </text:span><text:span text:style-name="T61">This is shown through lines such as “In the desert you can remember your name/'Cause there ain't no one for to give you no pain,” saying it’s much easier to be introspective when surrounded by nature and isolated from the rest of humanity. </text:span><text:span text:style-name="T62">As well, there are minor allusions in the song towards the protagonist having recently been around humanity (“Under the cities lies a heart made of ground/But the humans will give no love”), with the presence of humanity being likened to rain. With this perspective, the desert can be viewed as a metaphorical device </text:span><text:span text:style-name="T63">for areas untouched by human presence.</text:span></text:p>
      <text:p text:style-name="P37"/>
      <text:p text:style-name="P17"><text:span text:style-name="T63">-</text:span><text:span text:style-name="T12">---------------------------- Self-Reliance -------------------------</text:span></text:p>
      <text:p text:style-name="P17"><text:span text:style-name="T12"><text:tab/>The Russian-American author Ayn Rand is most famous for her </text:span><text:span text:style-name="T64">philosophy of Objectivism, as well as her book </text:span><text:span text:style-name="T7">Atlas Shrugged</text:span><text:span text:style-name="T64">, one of the public’s first exposures to the tenants of Objectivism. </text:span><text:span text:style-name="T65">Objectivism, a philosophy centered around pure self-reliance. While the novel is a disjointed, rambling trainwreck (</text:span><text:span text:style-name="T67">a fitting term </text:span><text:span text:style-name="T65">for the novel’</text:span><text:span text:style-name="T67">s plot</text:span><text:span text:style-name="T65">), as well as probably plagiarized from Garet Garrett’s </text:span><text:span text:style-name="T8">The Driver</text:span><text:span text:style-name="T65">, </text:span><text:span text:style-name="T66">it as well as Objectivisim contains many ties to Transcendentalism.</text:span></text:p>
      <text:p text:style-name="P17"><text:span text:style-name="T66"><text:tab/></text:span><text:span text:style-name="T67">The central theme of the novel is </text:span><text:span text:style-name="T68">indisputably that of self-reliance, </text:span><text:span text:style-name="T69">with the main characters repeatedly going on tirades which boil down to expressing that money is morally righteous </text:span><text:span text:style-name="T70">– money </text:span><text:soft-page-break/><text:span text:style-name="T70">classically being </text:span><text:span text:style-name="T9">the</text:span><text:span text:style-name="T70"> sign of self-reliance. </text:span><text:span text:style-name="T71">Through this, Rand’s Objectivism and novel </text:span><text:span text:style-name="T10">Atlas Shrugged</text:span><text:span text:style-name="T71"> can be linked to the tenants of transcendentalism. </text:span></text:p>
      <text:p text:style-name="P17"><text:span text:style-name="T71"/></text:p>
      <text:p text:style-name="P44"><text:span text:style-name="T71"><text:tab/></text:span><text:span text:style-name="T3">Imperial Justice</text:span><text:span text:style-name="T12">, the latest novel from author Ann Leckie, </text:span><text:span text:style-name="T82">is set multiple thousands of years in the future, among an expansive human empire. Said empire is expansionary, and does so by controlling enslaved humans by an AI. However, an explosion is triggered on a capitol ship, and </text:span></text:p>
      <text:p text:style-name="P17"><text:span text:style-name="T71"/></text:p>
      <text:p text:style-name="P21"><text:span text:style-name="T71">-</text:span><text:span text:style-name="T12">------------------------- Free thought --------------------------------</text:span></text:p>
      <text:p text:style-name="P38"/>
      <text:p text:style-name="P19"><text:span text:style-name="T71"><text:tab/>O</text:span><text:span text:style-name="T12">ne of Russian-American author Ayn Rand’s first novels, Anthem, is a mildly interesting look into a society utterly devoid of all individualism. </text:span><text:span text:style-name="T75">Except for one guy, </text:span><text:span text:style-name="T76">Equality 7-2521, who continuously defies the ultra-communist government and reinvents electricity in a tunnel. This is a “Transgression of Preference,” so he is imprisoned and beat. However, he’s </text:span><text:span text:style-name="T77">able to easily escape, as nobody else had ever tried before.</text:span></text:p>
      <text:p text:style-name="P39"><text:tab/>He eventually flees into the mountains with another person, and there’s more Randian monologues and long discourses. However, there is a central theme to it all, and that is that of free will as being a fundamental part of humanity, and a human right, and the negativity that comes with the loss of individualism. This directly parallels the sentiments of transcendentalist thinkers on the subject.</text:p>
      <text:p text:style-name="P40"/>
      <text:p text:style-name="P42"><text:span text:style-name="T77">He eventually flees into the mountains with another person, and there’s more Randian monologues and long discourses. However, there is a central theme to it all, and that is that of free will as being a fundamental part of humanity, and a human right, and the negativity that comes with the loss of individualism. This directly parallels the sentiments of transcendentalist thinkers on the subject.</text:span></text:p>
      <text:p text:style-name="P42"><text:span text:style-name="T77"/></text:p>
      <text:p text:style-name="P42"><text:span text:style-name="T77"/></text:p>
      <text:p text:style-name="P42"><text:span text:style-name="T77"><text:tab/></text:span><text:span text:style-name="T12">Science fiction author Kurt Vonnegut’s most famous and influential novels, </text:span><text:span text:style-name="T3">Slaughterhouse Five</text:span><text:span text:style-name="T12">, tells the story </text:span><text:span text:style-name="T73">of a WWII soldier, </text:span><text:span text:style-name="T74">Billy, </text:span><text:span text:style-name="T73">who is taken prisoner behind German lines in the Battle of the Bulge. He experiences a flashback/flashforward that shows him his entire life, both behind and ahead of him, but doesn’t have time to reflect on the experience before taken to work at a converted slaughterhouse in Dresden. </text:span><text:span text:style-name="T74">Allied forces firebomb the city, but Billy survives in a meat locker. The city is liberated by the Russians, and Billy is returned to the US. Twenty years later, Billy is kidnapped by aliens. Welcome to Vonnegut’s writing, everybody.</text:span></text:p>
      <text:p text:style-name="P20"><text:span text:style-name="T74"><text:tab/>Billy is introduced to the aliens’ four-dimensional nature, allowing them to see and traverse past, present, and future simultaneously, and so we are also introduced to one of the main overarching themes to the book: the lack of free thought and will and what it does to one’s psyche, knowing </text:span><text:soft-page-break/><text:span text:style-name="T74">everything is predetermined. Billy is returned, but throughout the rest of </text:span><text:span text:style-name="T11">Slaughterhouse Five</text:span><text:span text:style-name="T74">, we see the effect that a lack of truly free will and free thought has on him, with him slowly breaking down over the rest of the book (if we piece together the various scattered chronological bits). </text:span></text:p>
      <text:p text:style-name="P41"/>
      <text:p text:style-name="P41"/>
      <text:p text:style-name="P41"/>
      <text:p text:style-name="P41"/>
      <text:p text:style-name="P41"/>
      <text:p text:style-name="P22"><text:span text:style-name="T74">W</text:span><text:span text:style-name="T12">alt whitman tone</text:span></text:p>
      <text:p text:style-name="P22"><text:span text:style-name="T12"><text:tab/>Walt Whitman, one of the most influential poets in the transcendentalist movement, can be characterized by a unique, peculiar writing style that can only be described as </text:span><text:span text:style-name="T78">intentionally unique and</text:span><text:span text:style-name="T12"> uncomfortably personal. </text:span><text:span text:style-name="T78">When one reads his poetry, the first thing that stands out is the use of parallelism and lists. He makes lists of things, and then he </text:span><text:span text:style-name="T79">introduces all those lists with parallelism. </text:span><text:span text:style-name="T80">For instance, in “A Child Said, What Is The Grass,” Whitman repeatedly begins statements with “Or,” and then “It may.” In “A Glimpse,” he repeats the “Or” mode. </text:span></text:p>
      <text:p text:style-name="P22"><text:span text:style-name="T80"><text:tab/></text:span><text:span text:style-name="T81">Another tenant of Whitman’s poetry is his directness. One would be hard-pressed to find Whitman making extensive use of flowery, figurative language. Instead, he sticks to methods of expression such as alliteration and hyperbole. Additionally, the overall tone of his poetry is usually either joyous and upbeat, such as “Song of Myself,” or more somber and almost elegiac, for example in “O Captain! My Capt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6:00:23.329267069</meta:creation-date>
    <dc:date>2017-03-01T17:25:01.696223002</dc:date>
    <meta:editing-duration>P1DT5H4M27S</meta:editing-duration>
    <meta:editing-cycles>75</meta:editing-cycles>
    <meta:generator>LibreOffice/5.3.0.3$Linux_X86_64 LibreOffice_project/30m0$Build-3</meta:generator>
    <meta:document-statistic meta:table-count="0" meta:image-count="0" meta:object-count="0" meta:page-count="5" meta:paragraph-count="47" meta:word-count="1930" meta:character-count="12318" meta:non-whitespace-character-count="10386"/>
  </office:meta>
</office:document-meta>
</file>